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officeooo:rsid="0003f86b" officeooo:paragraph-rsid="0003f86b"/>
    </style:style>
    <style:style style:name="P2" style:family="paragraph" style:parent-style-name="Standard">
      <style:paragraph-properties fo:line-height="150%"/>
      <style:text-properties style:font-name="Times New Roman" officeooo:rsid="0003f86b" officeooo:paragraph-rsid="0005339e"/>
    </style:style>
    <style:style style:name="P3" style:family="paragraph" style:parent-style-name="Standard">
      <style:paragraph-properties fo:line-height="150%"/>
      <style:text-properties style:font-name="Times New Roman" fo:font-weight="bold" officeooo:rsid="0003f86b" officeooo:paragraph-rsid="0003f86b" style:font-weight-asian="bold" style:font-weight-complex="bold"/>
    </style:style>
    <style:style style:name="P4" style:family="paragraph" style:parent-style-name="Standard">
      <style:paragraph-properties fo:line-height="150%"/>
      <style:text-properties style:font-name="Times New Roman" officeooo:rsid="000d6074" officeooo:paragraph-rsid="000d6074"/>
    </style:style>
    <style:style style:name="P5" style:family="paragraph" style:parent-style-name="Standard">
      <style:paragraph-properties fo:line-height="150%"/>
      <style:text-properties style:font-name="Times New Roman" officeooo:rsid="000e054f" officeooo:paragraph-rsid="000e054f"/>
    </style:style>
    <style:style style:name="P6" style:family="paragraph" style:parent-style-name="Standard">
      <style:paragraph-properties fo:line-height="150%"/>
      <style:text-properties style:font-name="Times New Roman" fo:font-weight="normal" officeooo:rsid="000e46c4" officeooo:paragraph-rsid="000e46c4" style:font-weight-asian="normal" style:font-weight-complex="normal"/>
    </style:style>
    <style:style style:name="P7" style:family="paragraph" style:parent-style-name="Standard">
      <style:paragraph-properties fo:line-height="150%"/>
      <style:text-properties style:font-name="Times New Roman" fo:font-weight="normal" officeooo:rsid="00115011" officeooo:paragraph-rsid="00115011" style:font-weight-asian="normal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.3118in" fo:margin-right="0in" fo:line-height="150%" fo:text-indent="0in" style:auto-text-indent="false" style:page-number="auto" fo:background-color="transparent"/>
      <style:text-properties style:font-name="Times New Roman" officeooo:rsid="0003f86b" officeooo:paragraph-rsid="0003f86b"/>
    </style:style>
    <style:style style:name="P9" style:family="paragraph" style:parent-style-name="Standard" style:master-page-name="">
      <loext:graphic-properties draw:fill="none"/>
      <style:paragraph-properties fo:margin-left="0.6252in" fo:margin-right="0in" fo:line-height="150%" fo:text-indent="0in" style:auto-text-indent="false" style:page-number="auto" fo:background-color="transparent"/>
      <style:text-properties style:font-name="Times New Roman" officeooo:rsid="000d6074" officeooo:paragraph-rsid="000d6074"/>
    </style:style>
    <style:style style:name="P10" style:family="paragraph" style:parent-style-name="Standard" style:master-page-name="">
      <loext:graphic-properties draw:fill="none"/>
      <style:paragraph-properties fo:margin-left="1.4366in" fo:margin-right="0in" fo:line-height="150%" fo:text-indent="0in" style:auto-text-indent="false" style:page-number="auto" fo:background-color="transparent"/>
      <style:text-properties style:font-name="Times New Roman" officeooo:rsid="000d6074" officeooo:paragraph-rsid="000d6074"/>
    </style:style>
    <style:style style:name="P11" style:family="paragraph" style:parent-style-name="Standard">
      <style:paragraph-properties fo:line-height="150%"/>
      <style:text-properties style:font-name="Times New Roman" officeooo:rsid="00115011" officeooo:paragraph-rsid="00115011"/>
    </style:style>
    <style:style style:name="P12" style:family="paragraph" style:parent-style-name="Standard">
      <style:paragraph-properties fo:line-height="150%"/>
      <style:text-properties style:font-name="Times New Roman" fo:font-weight="normal" officeooo:rsid="00115011" officeooo:paragraph-rsid="00115011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Times New Roman" fo:font-weight="normal" officeooo:rsid="0016a879" officeooo:paragraph-rsid="0016a879" style:font-weight-asian="normal" style:font-weight-complex="normal"/>
    </style:style>
    <style:style style:name="P14" style:family="paragraph" style:parent-style-name="Standard">
      <style:paragraph-properties fo:line-height="150%"/>
      <style:text-properties style:font-name="Times New Roman" officeooo:rsid="00176e45" officeooo:paragraph-rsid="00176e45"/>
    </style:style>
    <style:style style:name="P15" style:family="paragraph" style:parent-style-name="Standard">
      <style:paragraph-properties fo:line-height="150%"/>
      <style:text-properties style:font-name="Times New Roman" officeooo:rsid="00176e45" officeooo:paragraph-rsid="001904c6"/>
    </style:style>
    <style:style style:name="P16" style:family="paragraph" style:parent-style-name="Standard" style:master-page-name="">
      <loext:graphic-properties draw:fill="none"/>
      <style:paragraph-properties fo:margin-left="0.3752in" fo:margin-right="0in" fo:line-height="150%" fo:text-indent="0in" style:auto-text-indent="false" style:page-number="auto" fo:background-color="transparent"/>
      <style:text-properties style:font-name="Times New Roman" fo:font-weight="normal" officeooo:rsid="0016a879" officeooo:paragraph-rsid="0016a879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3752in" fo:margin-right="0in" fo:line-height="150%" fo:text-indent="0in" style:auto-text-indent="false" style:page-number="auto" fo:background-color="transparent"/>
      <style:text-properties style:font-name="Times New Roman" fo:font-weight="normal" officeooo:rsid="0016a879" officeooo:paragraph-rsid="0016a879" style:font-weight-asian="normal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.6252in" fo:margin-right="0in" fo:line-height="150%" fo:text-indent="0in" style:auto-text-indent="false" style:page-number="auto" fo:background-color="transparent"/>
      <style:text-properties style:font-name="Times New Roman" fo:font-weight="normal" officeooo:rsid="0016a879" officeooo:paragraph-rsid="0016a879" style:font-weight-asian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.6252in" fo:margin-right="0in" fo:line-height="150%" fo:text-indent="0in" style:auto-text-indent="false" style:page-number="auto" fo:background-color="transparent"/>
      <style:text-properties style:font-name="Times New Roman" officeooo:rsid="0016a879" officeooo:paragraph-rsid="0016a879"/>
    </style:style>
    <style:style style:name="T1" style:family="text">
      <style:text-properties officeooo:rsid="0008bc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e329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d3e74" style:font-size-asian="14pt" style:font-weight-asian="bold" style:font-size-complex="14pt" style:font-weight-complex="bold"/>
    </style:style>
    <style:style style:name="T6" style:family="text">
      <style:text-properties officeooo:rsid="000d6074"/>
    </style:style>
    <style:style style:name="T7" style:family="text">
      <style:text-properties style:text-position="super 58%" officeooo:rsid="000d607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904c6" style:font-weight-asian="normal" style:font-weight-complex="normal"/>
    </style:style>
    <style:style style:name="T10" style:family="text">
      <style:text-properties officeooo:rsid="00115011"/>
    </style:style>
    <style:style style:name="T11" style:family="text">
      <style:text-properties officeooo:rsid="0014b9f7"/>
    </style:style>
    <style:style style:name="T12" style:family="text">
      <style:text-properties officeooo:rsid="0016a8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**********<text:span text:style-name="T4">Documentation of </text:span><text:span text:style-name="T5">Git and draft-server synchronization</text:span>*************</text:p>
      <text:p text:style-name="P1"/>
      <text:p text:style-name="P1"><text:span text:style-name="T3">S</text:span><text:span text:style-name="T2">ource file:</text:span> <text:span text:style-name="T6">git-draft.py; git.php; modifications on git hooks.</text:span></text:p>
      <text:p text:style-name="P4"><text:span text:style-name="T2">Scripting language:</text:span> Python, php, shell script (bash)</text:p>
      <text:p text:style-name="P2"><text:span text:style-name="T2">Scripting language:</text:span> python (Interpreter)</text:p>
      <text:p text:style-name="P3">Testing and development environment:</text:p>
      <text:p text:style-name="P8">Python Version: Python 2.7.10 <text:span text:style-name="T6">(client or developer end),</text:span></text:p>
      <text:p text:style-name="P10">Python 2.7.12 (git server end)- python script not needed at this end</text:p>
      <text:p text:style-name="P10">Python 2.6.6 (Assumed Draft server end)</text:p>
      <text:p text:style-name="P8">OS: Linux [kernel: 4.2.0-16-generic] (ubuntu 15.10) – <text:span text:style-name="T6">developer end</text:span></text:p>
      <text:p text:style-name="P9">Linux [kernel: 4.4.0-53-generic] (ubuntu) -git server end</text:p>
      <text:p text:style-name="P9">Linux [kernel: 2.6.32-642.11.1.el6.x86_64] (centOS 6) – Assumed draft server end</text:p>
      <text:p text:style-name="P8">Date: <text:span text:style-name="T6">13</text:span><text:span text:style-name="T7">th</text:span> <text:span text:style-name="T6">Jan</text:span> 201<text:span text:style-name="T6">7</text:span></text:p>
      <text:p text:style-name="P1"/>
      <text:p text:style-name="P3"><text:span text:style-name="T1">Summary</text:span>:</text:p>
      <text:p text:style-name="P5">synchronizes the draft-server with git server. All <text:span text:style-name="T11">synchronization</text:span> o<text:span text:style-name="T11">cc</text:span>urs at the time git server receives the push from developer.</text:p>
      <text:p text:style-name="P5"/>
      <text:p text:style-name="P3">Algorithm:</text:p>
      <text:p text:style-name="P6">1. <text:span text:style-name="T10">find the pushed repository.</text:span></text:p>
      <text:p text:style-name="P7">2. send the pushed repository<text:span text:style-name="T12">'s location</text:span> to the draft server as a argument to php script.</text:p>
      <text:p text:style-name="P7">3. <text:span text:style-name="T12">A</text:span>t draft-server end, ca<text:span text:style-name="T12">ll</text:span> python script at server passing the locations as sent by the git server as argument.</text:p>
      <text:p text:style-name="P7">3. create <text:span text:style-name="T11">URL</text:span> from the location of changed repository.</text:p>
      <text:p text:style-name="P13">4. check whether the working copy is in draftserver or not.</text:p>
      <text:p text:style-name="P16">4.1 If working copy is on draft server;</text:p>
      <text:p text:style-name="P18">pull the it repo using git url.</text:p>
      <text:p text:style-name="P16">4.2 If working copy is not on draft server;</text:p>
      <text:p text:style-name="P19"><text:span text:style-name="T8">clone the repository using git url</text:span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4"><text:soft-page-break/><text:span text:style-name="T8">Implementation:</text:span></text:p>
      <text:p text:style-name="P14"><text:span text:style-name="T8">A. In git server:</text:span></text:p>
      <text:p text:style-name="P15"><text:span text:style-name="T8">1.</text:span><text:span text:style-name="T9">system("pwd")</text:span></text:p>
      <text:p text:style-name="P14"><text:span text:style-name="T8">The post-receive hook is used to find the location of current directory. The current directory will always be the location of </text:span></text:p>
      <text:p text:style-name="P14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09:45:12.560480559</meta:creation-date>
    <dc:date>2017-01-25T15:25:53.574948013</dc:date>
    <meta:editing-duration>PT2H15M13S</meta:editing-duration>
    <meta:editing-cycles>20</meta:editing-cycles>
    <meta:generator>LibreOffice/5.0.6.2$Linux_X86_64 LibreOffice_project/00m0$Build-2</meta:generator>
    <meta:document-statistic meta:table-count="0" meta:image-count="0" meta:object-count="0" meta:page-count="2" meta:paragraph-count="28" meta:word-count="222" meta:character-count="1468" meta:non-whitespace-character-count="1271"/>
  </office:meta>
</office:document-meta>
</file>